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551cm" svg:height="0.827cm" draw:transform="skewX (-0.00034906585039887) rotate (-1.55281943549936) translate (3.7499702758681cm 2.9714835654522cm)" svg:viewBox="0 0 5552 828" svg:d="M113 704c340 30 1675 108 2396 121 719 6 2638 1 3011-2 127 2-157-687-263-706-397-28-1560 18-2396 24-839 13-2443-67-2798-141-121-16-48 692 50 704z">
          <text:p/>
        </draw:path>
        <draw:path draw:style-name="gr2" draw:text-style-name="P1" draw:layer="layout" svg:width="5.237cm" svg:height="6.734cm" draw:transform="skewX (0.000349065850398857) rotate (0.0980875039620813) translate (2.0446980504351cm 2.4192373679437cm)" svg:viewBox="0 0 5238 6735" svg:d="M656 192c3776-768 4768 878 4555 2941-213 2064-1745 3819-5099 3580-189-9-150-800 206-794 2928 243 4120-1017 4257-2624 138-1608-715-3142-3971-2328-252 70-249-730 52-775z">
          <text:p/>
        </draw:path>
        <draw:path draw:style-name="gr1" draw:text-style-name="P1" draw:layer="layout" svg:width="0.902cm" svg:height="0.661cm" draw:transform="rotate (-2.15687788961459) translate (3.86079114539899cm 8.246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122173047639602) rotate (-2.15687788961459) translate (3.8756401432275cm 2.9976888905430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3.39162447873229cm 8.426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cm" draw:transform="skewX (0.00122173047639598) rotate (-2.15652882376419) translate (3.299706971542cm 2.6691954926457cm)" svg:viewBox="0 0 904 661" svg:d="M527 644c137-64 329-219 367-367 35-139-27-185-184-243-156-57-351-32-459-3-277 72-309 187-173 369s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21:28:05.054000000</dc:date>
    <meta:editing-duration>PT2M52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